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Heading_20_1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lowlevel computer is a real time computer (LinuxCNC) with a DAQ card. It handles access to the odometry encoder, and the throttle and the motors that control the steering and braking.</text:p>
      <text:h text:style-name="P3" text:outline-level="1">Halrun</text:h>
      <text:p text:style-name="Standard"><text:span text:style-name="T1">On the lowlevel computer, </text:span><text:span text:style-name="T2">halrun</text:span><text:span text:style-name="T1"> is a program that allows control of the hardware connected to the DAQ card. It must be running in order to run the ROS code on the golfcart.</text:span></text:p>
      <text:p text:style-name="Standard"><text:span text:style-name="T1">To run it: </text:span><text:span text:style-name="T2">halrun -I -f 5i20.hal</text:span></text:p>
      <text:p text:style-name="P1">5i20.hal is a configuration file that sets various parameters regarding the different pieces of hardware connected to the DAQ, for instance max velocity / acceleration of the motors, etc.</text:p>
      <text:p text:style-name="P1"/>
      <text:p text:style-name="P1">Once in halrun you can send commands. Here is how to manually control the brake.</text:p>
      <text:p text:style-name="P2">unlinkp hm2_5i20.0.stepgen.01.position-cmd</text:p>
      <text:p text:style-name="P1">This must be done once per session to allow manual control. Then:</text:p>
      <text:p text:style-name="P2">setp hm2_5i20.0.stepgen.01.position-cmd -140</text:p>
      <text:p text:style-name="P1">This commands sets the position of the motor to -140 degrees. 0 is defined as the position where the motor was when the computer started.</text:p>
      <text:p text:style-name="P1"/>
      <text:h text:style-name="Heading_20_1" text:outline-level="1">Motors for steering and braking</text:h>
      <text:p text:style-name="Text_20_body">MEHT273c from Fuji Servo System (Faldic-W series)</text:p>
      <text:p text:style-name="Text_20_body">AC motor 750W</text:p>
      <text:p text:style-name="Text_20_body">with motor controller</text:p>
      <text:p text:style-name="Text_20_body">the motor shaft is connected to a gearbox 1:20</text:p>
      <text:p text:style-name="Text_20_body">the number of steps per revolution is controlled by the alpha and beta parameters on the motor controller unit: N = beta/alpha * 2^18 * 20, with alpha and beta between 1 and 32767.</text:p>
      <text:p text:style-name="Text_20_body"><draw:frame draw:style-name="fr1" draw:name="Object1" text:anchor-type="paragraph" svg:x="0.3465in" svg:y="0.211in" svg:width="6.8465in" svg:height="1.3346in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/>
      <text:h text:style-name="Heading_20_1" text:outline-level="1">Encoders</text:h>
      <text:p text:style-name="Text_20_body">Incremental rotary encoder, left front wheel, quad line, 4000 pulses / revolu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S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ce rebsamen</meta:initial-creator>
    <meta:creation-date>2012-05-18T13:50:15</meta:creation-date>
    <dc:date>2012-05-18T14:03:07</dc:date>
    <dc:creator>brice rebsamen</dc:creator>
    <meta:editing-duration>PT12M52S</meta:editing-duration>
    <meta:editing-cycles>3</meta:editing-cycles>
    <meta:generator>LibreOffice/3.4$Linux LibreOffice_project/340m1$Build-502</meta:generator>
    <meta:document-statistic meta:table-count="0" meta:image-count="0" meta:object-count="1" meta:page-count="1" meta:paragraph-count="18" meta:word-count="233" meta:character-count="1382" meta:non-whitespace-character-count="11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4764in"/>
    </style:style>
    <style:style style:name="co5" style:family="table-column">
      <style:table-column-properties fo:break-before="auto" style:column-width="1.4083in"/>
    </style:style>
    <style:style style:name="ro1" style:family="table-row">
      <style:table-row-properties style:row-height="0.1709in" fo:break-before="auto" style:use-optimal-row-height="true"/>
    </style:style>
    <style:style style:name="ro2" style:family="table-row">
      <style:table-row-properties style:row-height="0.4811in" fo:break-before="auto" style:use-optimal-row-height="true"/>
    </style:style>
    <style:style style:name="ro3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2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000000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center" fo:margin-left="0in"/>
    </style:style>
    <style:style style:name="ce4" style:family="table-cell" style:parent-style-name="Default" style:data-style-name="N133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center" fo:margin-left="0in"/>
    </style:style>
    <style:style style:name="ce5" style:family="table-cell" style:parent-style-name="Default">
      <style:table-cell-properties fo:wrap-option="wrap" fo:border="0.2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2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7">
          <table:table-cell table:number-columns-repeated="6"/>
        </table:table-row>
        <table:table-row table:style-name="ro2">
          <table:table-cell table:style-name="ce1" office:value-type="string">
            <text:p>alpha</text:p>
          </table:table-cell>
          <table:table-cell table:style-name="ce1" office:value-type="string">
            <text:p>beta</text:p>
          </table:table-cell>
          <table:table-cell table:style-name="ce1" office:value-type="string">
            <text:p>N (pulses/rev)</text:p>
          </table:table-cell>
          <table:table-cell table:style-name="ce1" office:value-type="string">
            <text:p>resolution (degrees/pulse)</text:p>
          </table:table-cell>
          <table:table-cell table:style-name="ce1" office:value-type="string">
            <text:p>scale</text:p>
          </table:table-cell>
          <table:table-cell table:style-name="ce5" office:value-type="string">
            <text:p>Note</text:p>
          </table:table-cell>
        </table:table-row>
        <table:table-row table:style-name="ro3">
          <table:table-cell table:style-name="ce2" office:value-type="float" office:value="16384">
            <text:p>16384</text:p>
          </table:table-cell>
          <table:table-cell table:style-name="ce2" office:value-type="float" office:value="225">
            <text:p>225</text:p>
          </table:table-cell>
          <table:table-cell table:style-name="ce2" table:formula="of:=ROUND([.B9]/[.A9]*2^18*20)" office:value-type="float" office:value="72000">
            <text:p>72000</text:p>
          </table:table-cell>
          <table:table-cell table:style-name="ce2" table:formula="of:=360/[.C9]" office:value-type="float" office:value="0.005">
            <text:p>0.005</text:p>
          </table:table-cell>
          <table:table-cell table:style-name="ce3" table:formula="of:=[.C9]/360" office:value-type="float" office:value="200">
            <text:p>200</text:p>
          </table:table-cell>
          <table:table-cell table:style-name="ce6" office:value-type="string">
            <text:p>used with HAL</text:p>
          </table:table-cell>
        </table:table-row>
        <table:table-row table:style-name="ro3">
          <table:table-cell table:style-name="ce2" office:value-type="float" office:value="32767">
            <text:p>32767</text:p>
          </table:table-cell>
          <table:table-cell table:style-name="ce2" office:value-type="float" office:value="5">
            <text:p>5</text:p>
          </table:table-cell>
          <table:table-cell table:style-name="ce2" table:formula="of:=ROUND([.B10]/[.A10]*2^18*20)" office:value-type="float" office:value="800">
            <text:p>800</text:p>
          </table:table-cell>
          <table:table-cell table:style-name="ce2" table:formula="of:=360/[.C10]" office:value-type="float" office:value="0.45">
            <text:p>0.45</text:p>
          </table:table-cell>
          <table:table-cell table:style-name="ce4" table:formula="of:=[.C10]/360" office:value-type="float" office:value="2.22222222222222">
            <text:p>2.222</text:p>
          </table:table-cell>
          <table:table-cell table:style-name="ce6" office:value-type="string">
            <text:p>used with arduino</text:p>
          </table:table-cell>
        </table:table-row>
        <table:table-row table:style-name="ro3">
          <table:table-cell table:style-name="ce2" office:value-type="float" office:value="32767">
            <text:p>32767</text:p>
          </table:table-cell>
          <table:table-cell table:style-name="ce2" office:value-type="float" office:value="1">
            <text:p>1</text:p>
          </table:table-cell>
          <table:table-cell table:style-name="ce2" table:formula="of:=ROUND([.B11]/[.A11]*2^18*20)" office:value-type="float" office:value="160">
            <text:p>160</text:p>
          </table:table-cell>
          <table:table-cell table:style-name="ce2" table:formula="of:=360/[.C11]" office:value-type="float" office:value="2.25">
            <text:p>2.25</text:p>
          </table:table-cell>
          <table:table-cell table:style-name="ce4" table:formula="of:=[.C11]/360" office:value-type="float" office:value="0.444444444444444">
            <text:p>0.444</text:p>
          </table:table-cell>
          <table:table-cell table:style-name="ce6" office:value-type="string">
            <text:p>biggest step possibl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14" number:min-integer-digits="1"/>
    </number:number-style>
    <number:number-style style:name="N127">
      <number:number number:decimal-places="15" number:min-integer-digits="1"/>
    </number:number-style>
    <number:number-style style:name="N128">
      <number:number number:decimal-places="16" number:min-integer-digits="1"/>
    </number:number-style>
    <number:number-style style:name="N129">
      <number:number number:decimal-places="17" number:min-integer-digits="1"/>
    </number:number-style>
    <number:number-style style:name="N130">
      <number:number number:decimal-places="18" number:min-integer-digits="1"/>
    </number:number-style>
    <number:number-style style:name="N131">
      <number:number number:decimal-places="19" number:min-integer-digits="1"/>
    </number:number-style>
    <number:number-style style:name="N132">
      <number:number number:decimal-places="20" number:min-integer-digits="1"/>
    </number:number-style>
    <number:number-style style:name="N133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05/18/2012</text:date>, <text:time>14:0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